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132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018" table:default-cell-style-name="ce1"/>
        <table:table-row table:style-name="ro1">
          <table:table-cell office:value-type="float" office:value="47.494828" calcext:value-type="float">
            <text:p>47.494828</text:p>
          </table:table-cell>
          <table:table-cell office:value-type="float" office:value="19.0497495" calcext:value-type="float">
            <text:p>19.0497495</text:p>
          </table:table-cell>
          <table:table-cell table:number-columns-repeated="4"/>
          <table:table-cell table:formula="of:=([.A1]-47.4948954216)/0.0010456679" office:value-type="float" office:value="-0.0644770677198064" calcext:value-type="float">
            <text:p>-0.0644770677</text:p>
          </table:table-cell>
          <table:table-cell table:formula="of:=([.B1]-19.049757497)/0.0006276369" office:value-type="float" office:value="-0.0127414433422732" calcext:value-type="float">
            <text:p>-0.0127414433</text:p>
          </table:table-cell>
          <table:table-cell table:number-columns-repeated="1016"/>
        </table:table-row>
        <table:table-row table:style-name="ro1">
          <table:table-cell office:value-type="float" office:value="47.4954459745162" calcext:value-type="float">
            <text:p>47.4954459745</text:p>
          </table:table-cell>
          <table:table-cell office:value-type="float" office:value="19.049400812828" calcext:value-type="float">
            <text:p>19.04940081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A2]-47.4948954216)/0.0010456679" office:value-type="float" office:value="0.526508383973733" calcext:value-type="float">
            <text:p>0.526508384</text:p>
          </table:table-cell>
          <table:table-cell table:formula="of:=([.B2]-19.049757497)/0.0006276369" office:value-type="float" office:value="-0.568297007395285" calcext:value-type="float">
            <text:p>-0.5682970074</text:p>
          </table:table-cell>
          <table:table-cell table:number-columns-repeated="1016"/>
        </table:table-row>
        <table:table-row table:style-name="ro1">
          <table:table-cell office:value-type="float" office:value="47.4954314766636" calcext:value-type="float">
            <text:p>47.4954314767</text:p>
          </table:table-cell>
          <table:table-cell office:value-type="float" office:value="19.0494088594551" calcext:value-type="float">
            <text:p>19.049408859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3]-47.4948954216)/0.0010456679" office:value-type="float" office:value="0.512643702267651" calcext:value-type="float">
            <text:p>0.5126437023</text:p>
          </table:table-cell>
          <table:table-cell table:formula="of:=([.B3]-19.049757497)/0.0006276369" office:value-type="float" office:value="-0.555476494296122" calcext:value-type="float">
            <text:p>-0.5554764943</text:p>
          </table:table-cell>
          <table:table-cell table:number-columns-repeated="1016"/>
        </table:table-row>
        <table:table-row table:style-name="ro1">
          <table:table-cell office:value-type="float" office:value="47.4954187910393" calcext:value-type="float">
            <text:p>47.495418791</text:p>
          </table:table-cell>
          <table:table-cell office:value-type="float" office:value="19.0494195882911" calcext:value-type="float">
            <text:p>19.049419588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4]-47.4948954216)/0.0010456679" office:value-type="float" office:value="0.50051210264738" calcext:value-type="float">
            <text:p>0.5005121026</text:p>
          </table:table-cell>
          <table:table-cell table:formula="of:=([.B4]-19.049757497)/0.0006276369" office:value-type="float" office:value="-0.538382477034347" calcext:value-type="float">
            <text:p>-0.538382477</text:p>
          </table:table-cell>
          <table:table-cell table:number-columns-repeated="1016"/>
        </table:table-row>
        <table:table-row table:style-name="ro1">
          <table:table-cell office:value-type="float" office:value="47.4954024809465" calcext:value-type="float">
            <text:p>47.4954024809</text:p>
          </table:table-cell>
          <table:table-cell office:value-type="float" office:value="19.0494249527092" calcext:value-type="float">
            <text:p>19.049424952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5]-47.4948954216)/0.0010456679" office:value-type="float" office:value="0.484914327487269" calcext:value-type="float">
            <text:p>0.4849143275</text:p>
          </table:table-cell>
          <table:table-cell table:formula="of:=([.B5]-19.049757497)/0.0006276369" office:value-type="float" office:value="-0.529835468250627" calcext:value-type="float">
            <text:p>-0.5298354683</text:p>
          </table:table-cell>
          <table:table-cell table:number-columns-repeated="1016"/>
        </table:table-row>
        <table:table-row table:style-name="ro1">
          <table:table-cell office:value-type="float" office:value="47.4953934197816" calcext:value-type="float">
            <text:p>47.4953934198</text:p>
          </table:table-cell>
          <table:table-cell office:value-type="float" office:value="19.0494437281723" calcext:value-type="float">
            <text:p>19.049443728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A1:.A54])" office:value-type="float" office:value="2564.7243527659" calcext:value-type="float">
            <text:p>2564.7243527659</text:p>
          </table:table-cell>
          <table:table-cell table:formula="of:=SUM([.B1:.B54])" office:value-type="float" office:value="1028.68690483565" calcext:value-type="float">
            <text:p>1028.6869048357</text:p>
          </table:table-cell>
          <table:table-cell table:formula="of:=([.A6]-47.4948954216)/0.0010456679" office:value-type="float" office:value="0.476248894702303" calcext:value-type="float">
            <text:p>0.4762488947</text:p>
          </table:table-cell>
          <table:table-cell table:formula="of:=([.B6]-19.049757497)/0.0006276369" office:value-type="float" office:value="-0.499920937889689" calcext:value-type="float">
            <text:p>-0.4999209379</text:p>
          </table:table-cell>
          <table:table-cell table:number-columns-repeated="1016"/>
        </table:table-row>
        <table:table-row table:style-name="ro1">
          <table:table-cell office:value-type="float" office:value="47.4953734852134" calcext:value-type="float">
            <text:p>47.4953734852</text:p>
          </table:table-cell>
          <table:table-cell office:value-type="float" office:value="19.0494571392173" calcext:value-type="float">
            <text:p>19.049457139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6]/54" office:value-type="float" office:value="47.4948954215907" calcext:value-type="float">
            <text:p>47.4948954216</text:p>
          </table:table-cell>
          <table:table-cell table:formula="of:=[.F6]/54" office:value-type="float" office:value="19.0497574969565" calcext:value-type="float">
            <text:p>19.049757497</text:p>
          </table:table-cell>
          <table:table-cell table:formula="of:=([.A7]-47.4948954216)/0.0010456679" office:value-type="float" office:value="0.457184937397506" calcext:value-type="float">
            <text:p>0.4571849374</text:p>
          </table:table-cell>
          <table:table-cell table:formula="of:=([.B7]-19.049757497)/0.0006276369" office:value-type="float" office:value="-0.47855341631813" calcext:value-type="float">
            <text:p>-0.4785534163</text:p>
          </table:table-cell>
          <table:table-cell table:number-columns-repeated="1016"/>
        </table:table-row>
        <table:table-row table:style-name="ro1">
          <table:table-cell office:value-type="float" office:value="47.4953426772294" calcext:value-type="float">
            <text:p>47.4953426772</text:p>
          </table:table-cell>
          <table:table-cell office:value-type="float" office:value="19.0494785968895" calcext:value-type="float">
            <text:p>19.049478596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8]-47.4948954216)/0.0010456679" office:value-type="float" office:value="0.42772244362028" calcext:value-type="float">
            <text:p>0.4277224436</text:p>
          </table:table-cell>
          <table:table-cell table:formula="of:=([.B8]-19.049757497)/0.0006276369" office:value-type="float" office:value="-0.444365381483255" calcext:value-type="float">
            <text:p>-0.4443653815</text:p>
          </table:table-cell>
          <table:table-cell table:number-columns-repeated="1016"/>
        </table:table-row>
        <table:table-row table:style-name="ro1">
          <table:table-cell office:value-type="float" office:value="47.4953173059348" calcext:value-type="float">
            <text:p>47.4953173059</text:p>
          </table:table-cell>
          <table:table-cell office:value-type="float" office:value="19.0495000545616" calcext:value-type="float">
            <text:p>19.04950005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x</text:p>
          </table:table-cell>
          <table:table-cell table:formula="of:=MAX([.A1:.A54])" office:value-type="float" office:value="47.4954459745162" calcext:value-type="float">
            <text:p>47.4954459745</text:p>
          </table:table-cell>
          <table:table-cell table:formula="of:=MAX([.B1:.B54])" office:value-type="float" office:value="19.0500284497375" calcext:value-type="float">
            <text:p>19.0500284497</text:p>
          </table:table-cell>
          <table:table-cell table:formula="of:=([.A9]-47.4948954216)/0.0010456679" office:value-type="float" office:value="0.403459200381408" calcext:value-type="float">
            <text:p>0.4034592004</text:p>
          </table:table-cell>
          <table:table-cell table:formula="of:=([.B9]-19.049757497)/0.0006276369" office:value-type="float" office:value="-0.410177346806873" calcext:value-type="float">
            <text:p>-0.4101773468</text:p>
          </table:table-cell>
          <table:table-cell table:number-columns-repeated="1016"/>
        </table:table-row>
        <table:table-row table:style-name="ro1">
          <table:table-cell office:value-type="float" office:value="47.4952973713377" calcext:value-type="float">
            <text:p>47.4952973713</text:p>
          </table:table-cell>
          <table:table-cell office:value-type="float" office:value="19.0495081011886" calcext:value-type="float">
            <text:p>19.0495081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table:formula="of:=MIN([.A1:.A54])" office:value-type="float" office:value="47.4944003066337" calcext:value-type="float">
            <text:p>47.4944003066</text:p>
          </table:table-cell>
          <table:table-cell table:formula="of:=MIN([.B1:.B54])" office:value-type="float" office:value="19.049400812828" calcext:value-type="float">
            <text:p>19.0494008128</text:p>
          </table:table-cell>
          <table:table-cell table:formula="of:=([.A10]-47.4948954216)/0.0010456679" office:value-type="float" office:value="0.384395215440902" calcext:value-type="float">
            <text:p>0.3843952154</text:p>
          </table:table-cell>
          <table:table-cell table:formula="of:=([.B10]-19.049757497)/0.0006276369" office:value-type="float" office:value="-0.397356833866202" calcext:value-type="float">
            <text:p>-0.3973568339</text:p>
          </table:table-cell>
          <table:table-cell table:number-columns-repeated="1016"/>
        </table:table-row>
        <table:table-row table:style-name="ro1">
          <table:table-cell office:value-type="float" office:value="47.495406105412" calcext:value-type="float">
            <text:p>47.4954061054</text:p>
          </table:table-cell>
          <table:table-cell office:value-type="float" office:value="19.0494705502624" calcext:value-type="float">
            <text:p>19.0494705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v</text:p>
          </table:table-cell>
          <table:table-cell table:formula="of:=[.E9]-[.E10]" office:value-type="float" office:value="0.00104566788250082" calcext:value-type="float">
            <text:p>0.0010456679</text:p>
          </table:table-cell>
          <table:table-cell table:formula="of:=[.F9]-[.F10]" office:value-type="float" office:value="0.000627636909499074" calcext:value-type="float">
            <text:p>0.0006276369</text:p>
          </table:table-cell>
          <table:table-cell table:formula="of:=([.A11]-47.4948954216)/0.0010456679" office:value-type="float" office:value="0.488380500159573" calcext:value-type="float">
            <text:p>0.4883805002</text:p>
          </table:table-cell>
          <table:table-cell table:formula="of:=([.B11]-19.049757497)/0.0006276369" office:value-type="float" office:value="-0.457185894588079" calcext:value-type="float">
            <text:p>-0.4571858946</text:p>
          </table:table-cell>
          <table:table-cell table:number-columns-repeated="1016"/>
        </table:table-row>
        <table:table-row table:style-name="ro1">
          <table:table-cell office:value-type="float" office:value="47.4953408649944" calcext:value-type="float">
            <text:p>47.495340865</text:p>
          </table:table-cell>
          <table:table-cell office:value-type="float" office:value="19.0495322410698" calcext:value-type="float">
            <text:p>19.04953224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12]-47.4948954216)/0.0010456679" office:value-type="float" office:value="0.425989355126681" calcext:value-type="float">
            <text:p>0.4259893551</text:p>
          </table:table-cell>
          <table:table-cell table:formula="of:=([.B12]-19.049757497)/0.0006276369" office:value-type="float" office:value="-0.358895294715883" calcext:value-type="float">
            <text:p>-0.3588952947</text:p>
          </table:table-cell>
          <table:table-cell table:number-columns-repeated="1016"/>
        </table:table-row>
        <table:table-row table:style-name="ro1">
          <table:table-cell office:value-type="float" office:value="47.495252065407" calcext:value-type="float">
            <text:p>47.4952520654</text:p>
          </table:table-cell>
          <table:table-cell office:value-type="float" office:value="19.0495885674591" calcext:value-type="float">
            <text:p>19.049588567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13]-47.4948954216)/0.0010456679" office:value-type="float" office:value="0.341067949969966" calcext:value-type="float">
            <text:p>0.34106795</text:p>
          </table:table-cell>
          <table:table-cell table:formula="of:=([.B13]-19.049757497)/0.0006276369" office:value-type="float" office:value="-0.269151703638728" calcext:value-type="float">
            <text:p>-0.2691517036</text:p>
          </table:table-cell>
          <table:table-cell table:number-columns-repeated="1016"/>
        </table:table-row>
        <table:table-row table:style-name="ro1">
          <table:table-cell office:value-type="float" office:value="47.4951995104783" calcext:value-type="float">
            <text:p>47.4951995105</text:p>
          </table:table-cell>
          <table:table-cell office:value-type="float" office:value="19.049577838623" calcext:value-type="float">
            <text:p>19.049577838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14]-47.4948954216)/0.0010456679" office:value-type="float" office:value="0.290808275076543" calcext:value-type="float">
            <text:p>0.2908082751</text:p>
          </table:table-cell>
          <table:table-cell table:formula="of:=([.B14]-19.049757497)/0.0006276369" office:value-type="float" office:value="-0.286245721053336" calcext:value-type="float">
            <text:p>-0.2862457211</text:p>
          </table:table-cell>
          <table:table-cell table:number-columns-repeated="1016"/>
        </table:table-row>
        <table:table-row table:style-name="ro1">
          <table:table-cell office:value-type="float" office:value="47.4951795758365" calcext:value-type="float">
            <text:p>47.4951795758</text:p>
          </table:table-cell>
          <table:table-cell office:value-type="float" office:value="19.0496395294304" calcext:value-type="float">
            <text:p>19.049639529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A15]-47.4948954216)/0.0010456679" office:value-type="float" office:value="0.271744247388007" calcext:value-type="float">
            <text:p>0.2717442474</text:p>
          </table:table-cell>
          <table:table-cell table:formula="of:=([.B15]-19.049757497)/0.0006276369" office:value-type="float" office:value="-0.1879551211868" calcext:value-type="float">
            <text:p>-0.1879551212</text:p>
          </table:table-cell>
          <table:table-cell table:number-columns-repeated="1016"/>
        </table:table-row>
        <table:table-row table:style-name="ro1">
          <table:table-cell office:value-type="float" office:value="47.4951397065301" calcext:value-type="float">
            <text:p>47.4951397065</text:p>
          </table:table-cell>
          <table:table-cell office:value-type="float" office:value="19.0496180717582" calcext:value-type="float">
            <text:p>19.049618071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16]-47.4948954216)/0.0010456679" office:value-type="float" office:value="0.233616170198635" calcext:value-type="float">
            <text:p>0.2336161702</text:p>
          </table:table-cell>
          <table:table-cell table:formula="of:=([.B16]-19.049757497)/0.0006276369" office:value-type="float" office:value="-0.222143156021675" calcext:value-type="float">
            <text:p>-0.222143156</text:p>
          </table:table-cell>
          <table:table-cell table:number-columns-repeated="1016"/>
        </table:table-row>
        <table:table-row table:style-name="ro1">
          <table:table-cell office:value-type="float" office:value="47.4950889637327" calcext:value-type="float">
            <text:p>47.4950889637</text:p>
          </table:table-cell>
          <table:table-cell office:value-type="float" office:value="19.0496878091926" calcext:value-type="float">
            <text:p>19.049687809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17]-47.4948954216)/0.0010456679" office:value-type="float" office:value="0.185089484624196" calcext:value-type="float">
            <text:p>0.1850894846</text:p>
          </table:table-cell>
          <table:table-cell table:formula="of:=([.B17]-19.049757497)/0.0006276369" office:value-type="float" office:value="-0.111032043208809" calcext:value-type="float">
            <text:p>-0.1110320432</text:p>
          </table:table-cell>
          <table:table-cell table:number-columns-repeated="1016"/>
        </table:table-row>
        <table:table-row table:style-name="ro1">
          <table:table-cell office:value-type="float" office:value="47.495056343337" calcext:value-type="float">
            <text:p>47.4950563433</text:p>
          </table:table-cell>
          <table:table-cell office:value-type="float" office:value="19.0496609871025" calcext:value-type="float">
            <text:p>19.049660987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18]-47.4948954216)/0.0010456679" office:value-type="float" office:value="0.1538937333726" calcext:value-type="float">
            <text:p>0.1538937334</text:p>
          </table:table-cell>
          <table:table-cell table:formula="of:=([.B18]-19.049757497)/0.0006276369" office:value-type="float" office:value="-0.153767086516078" calcext:value-type="float">
            <text:p>-0.1537670865</text:p>
          </table:table-cell>
          <table:table-cell table:number-columns-repeated="1016"/>
        </table:table-row>
        <table:table-row table:style-name="ro1">
          <table:table-cell office:value-type="float" office:value="47.4950472821124" calcext:value-type="float">
            <text:p>47.4950472821</text:p>
          </table:table-cell>
          <table:table-cell office:value-type="float" office:value="19.0497495" calcext:value-type="float">
            <text:p>19.049749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A19]-47.4948954216)/0.0010456679" office:value-type="float" office:value="0.145228243501924" calcext:value-type="float">
            <text:p>0.1452282435</text:p>
          </table:table-cell>
          <table:table-cell table:formula="of:=([.B19]-19.049757497)/0.0006276369" office:value-type="float" office:value="-0.0127414433422732" calcext:value-type="float">
            <text:p>-0.0127414433</text:p>
          </table:table-cell>
          <table:table-cell table:number-columns-repeated="1016"/>
        </table:table-row>
        <table:table-row table:style-name="ro1">
          <table:table-cell office:value-type="float" office:value="47.4949983514725" calcext:value-type="float">
            <text:p>47.4949983515</text:p>
          </table:table-cell>
          <table:table-cell office:value-type="float" office:value="19.0496958558197" calcext:value-type="float">
            <text:p>19.049695855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20]-47.4948954216)/0.0010456679" office:value-type="float" office:value="0.0984345723000351" calcext:value-type="float">
            <text:p>0.0984345723</text:p>
          </table:table-cell>
          <table:table-cell table:formula="of:=([.B20]-19.049757497)/0.0006276369" office:value-type="float" office:value="-0.098211530109645" calcext:value-type="float">
            <text:p>-0.0982115301</text:p>
          </table:table-cell>
          <table:table-cell table:number-columns-repeated="1016"/>
        </table:table-row>
        <table:table-row table:style-name="ro1">
          <table:table-cell office:value-type="float" office:value="47.4949675432684" calcext:value-type="float">
            <text:p>47.4949675433</text:p>
          </table:table-cell>
          <table:table-cell office:value-type="float" office:value="19.0497736398811" calcext:value-type="float">
            <text:p>19.049773639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21]-47.4948954216)/0.0010456679" office:value-type="float" office:value="0.0689718680307181" calcext:value-type="float">
            <text:p>0.068971868</text:p>
          </table:table-cell>
          <table:table-cell table:formula="of:=([.B21]-19.049757497)/0.0006276369" office:value-type="float" office:value="0.0257200956438923" calcext:value-type="float">
            <text:p>0.0257200956</text:p>
          </table:table-cell>
          <table:table-cell table:number-columns-repeated="1016"/>
        </table:table-row>
        <table:table-row table:style-name="ro1">
          <table:table-cell office:value-type="float" office:value="47.4948986778056" calcext:value-type="float">
            <text:p>47.4948986778</text:p>
          </table:table-cell>
          <table:table-cell office:value-type="float" office:value="19.0497441355819" calcext:value-type="float">
            <text:p>19.049744135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22]-47.4948954216)/0.0010456679" office:value-type="float" office:value="0.00311399594655476" calcext:value-type="float">
            <text:p>0.0031139959</text:p>
          </table:table-cell>
          <table:table-cell table:formula="of:=([.B22]-19.049757497)/0.0006276369" office:value-type="float" office:value="-0.0212884521316536" calcext:value-type="float">
            <text:p>-0.0212884521</text:p>
          </table:table-cell>
          <table:table-cell table:number-columns-repeated="1016"/>
        </table:table-row>
        <table:table-row table:style-name="ro1">
          <table:table-cell office:value-type="float" office:value="47.4948751185477" calcext:value-type="float">
            <text:p>47.4948751185</text:p>
          </table:table-cell>
          <table:table-cell office:value-type="float" office:value="19.0498192374344" calcext:value-type="float">
            <text:p>19.049819237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23]-47.4948954216)/0.0010456679" office:value-type="float" office:value="-0.0194163484434159" calcext:value-type="float">
            <text:p>-0.0194163484</text:p>
          </table:table-cell>
          <table:table-cell table:formula="of:=([.B23]-19.049757497)/0.0006276369" office:value-type="float" office:value="0.098369669464933" calcext:value-type="float">
            <text:p>0.0983696695</text:p>
          </table:table-cell>
          <table:table-cell table:number-columns-repeated="1016"/>
        </table:table-row>
        <table:table-row table:style-name="ro1">
          <table:table-cell office:value-type="float" office:value="47.4948316245052" calcext:value-type="float">
            <text:p>47.4948316245</text:p>
          </table:table-cell>
          <table:table-cell office:value-type="float" office:value="19.0497870509262" calcext:value-type="float">
            <text:p>19.049787050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24]-47.4948954216)/0.0010456679" office:value-type="float" office:value="-0.0610108570764332" calcext:value-type="float">
            <text:p>-0.0610108571</text:p>
          </table:table-cell>
          <table:table-cell table:formula="of:=([.B24]-19.049757497)/0.0006276369" office:value-type="float" office:value="0.0470876173739434" calcext:value-type="float">
            <text:p>0.0470876174</text:p>
          </table:table-cell>
          <table:table-cell table:number-columns-repeated="1016"/>
        </table:table-row>
        <table:table-row table:style-name="ro1">
          <table:table-cell office:value-type="float" office:value="47.4947953794422" calcext:value-type="float">
            <text:p>47.4947953794</text:p>
          </table:table-cell>
          <table:table-cell office:value-type="float" office:value="19.0498621527786" calcext:value-type="float">
            <text:p>19.04986215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A25]-47.4948954216)/0.0010456679" office:value-type="float" office:value="-0.0956729739882233" calcext:value-type="float">
            <text:p>-0.095672974</text:p>
          </table:table-cell>
          <table:table-cell table:formula="of:=([.B25]-19.049757497)/0.0006276369" office:value-type="float" office:value="0.166745738817697" calcext:value-type="float">
            <text:p>0.1667457388</text:p>
          </table:table-cell>
          <table:table-cell table:number-columns-repeated="1016"/>
        </table:table-row>
        <table:table-row table:style-name="ro1">
          <table:table-cell office:value-type="float" office:value="47.4947700078833" calcext:value-type="float">
            <text:p>47.4947700079</text:p>
          </table:table-cell>
          <table:table-cell office:value-type="float" office:value="19.0498192374344" calcext:value-type="float">
            <text:p>19.049819237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26]-47.4948954216)/0.0010456679" office:value-type="float" office:value="-0.119936469984765" calcext:value-type="float">
            <text:p>-0.11993647</text:p>
          </table:table-cell>
          <table:table-cell table:formula="of:=([.B26]-19.049757497)/0.0006276369" office:value-type="float" office:value="0.098369669464933" calcext:value-type="float">
            <text:p>0.0983696695</text:p>
          </table:table-cell>
          <table:table-cell table:number-columns-repeated="1016"/>
        </table:table-row>
        <table:table-row table:style-name="ro1">
          <table:table-cell office:value-type="float" office:value="47.4947391995452" calcext:value-type="float">
            <text:p>47.4947391995</text:p>
          </table:table-cell>
          <table:table-cell office:value-type="float" office:value="19.0498353306884" calcext:value-type="float">
            <text:p>19.049835330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27]-47.4948954216)/0.0010456679" office:value-type="float" office:value="-0.149399302396248" calcext:value-type="float">
            <text:p>-0.1493993024</text:p>
          </table:table-cell>
          <table:table-cell table:formula="of:=([.B27]-19.049757497)/0.0006276369" office:value-type="float" office:value="0.124010695351935" calcext:value-type="float">
            <text:p>0.1240106954</text:p>
          </table:table-cell>
          <table:table-cell table:number-columns-repeated="1016"/>
        </table:table-row>
        <table:table-row table:style-name="ro1">
          <table:table-cell office:value-type="float" office:value="47.4947446363121" calcext:value-type="float">
            <text:p>47.4947446363</text:p>
          </table:table-cell>
          <table:table-cell office:value-type="float" office:value="19.0498862926597" calcext:value-type="float">
            <text:p>19.049886292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28]-47.4948954216)/0.0010456679" office:value-type="float" office:value="-0.144199977736846" calcext:value-type="float">
            <text:p>-0.1441999777</text:p>
          </table:table-cell>
          <table:table-cell table:formula="of:=([.B28]-19.049757497)/0.0006276369" office:value-type="float" office:value="0.205207277803863" calcext:value-type="float">
            <text:p>0.2052072778</text:p>
          </table:table-cell>
          <table:table-cell table:number-columns-repeated="1016"/>
        </table:table-row>
        <table:table-row table:style-name="ro1">
          <table:table-cell office:value-type="float" office:value="47.4947337627778" calcext:value-type="float">
            <text:p>47.4947337628</text:p>
          </table:table-cell>
          <table:table-cell office:value-type="float" office:value="19.0498567883606" calcext:value-type="float">
            <text:p>19.049856788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29]-47.4948954216)/0.0010456679" office:value-type="float" office:value="-0.154598627538103" calcext:value-type="float">
            <text:p>-0.1545986275</text:p>
          </table:table-cell>
          <table:table-cell table:formula="of:=([.B29]-19.049757497)/0.0006276369" office:value-type="float" office:value="0.15819873018681" calcext:value-type="float">
            <text:p>0.1581987302</text:p>
          </table:table-cell>
          <table:table-cell table:number-columns-repeated="1016"/>
        </table:table-row>
        <table:table-row table:style-name="ro1">
          <table:table-cell office:value-type="float" office:value="47.4947283260098" calcext:value-type="float">
            <text:p>47.494728326</text:p>
          </table:table-cell>
          <table:table-cell office:value-type="float" office:value="19.0498246018524" calcext:value-type="float">
            <text:p>19.049824601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30]-47.4948954216)/0.0010456679" office:value-type="float" office:value="-0.159797953250746" calcext:value-type="float">
            <text:p>-0.1597979533</text:p>
          </table:table-cell>
          <table:table-cell table:formula="of:=([.B30]-19.049757497)/0.0006276369" office:value-type="float" office:value="0.10691667809582" calcext:value-type="float">
            <text:p>0.1069166781</text:p>
          </table:table-cell>
          <table:table-cell table:number-columns-repeated="1016"/>
        </table:table-row>
        <table:table-row table:style-name="ro1">
          <table:table-cell office:value-type="float" office:value="47.4947283260098" calcext:value-type="float">
            <text:p>47.494728326</text:p>
          </table:table-cell>
          <table:table-cell office:value-type="float" office:value="19.0498460595245" calcext:value-type="float">
            <text:p>19.049846059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31]-47.4948954216)/0.0010456679" office:value-type="float" office:value="-0.159797953250746" calcext:value-type="float">
            <text:p>-0.1597979533</text:p>
          </table:table-cell>
          <table:table-cell table:formula="of:=([.B31]-19.049757497)/0.0006276369" office:value-type="float" office:value="0.141104712772203" calcext:value-type="float">
            <text:p>0.1411047128</text:p>
          </table:table-cell>
          <table:table-cell table:number-columns-repeated="1016"/>
        </table:table-row>
        <table:table-row table:style-name="ro1">
          <table:table-cell office:value-type="float" office:value="47.4947301382659" calcext:value-type="float">
            <text:p>47.4947301383</text:p>
          </table:table-cell>
          <table:table-cell office:value-type="float" office:value="19.0498272840614" calcext:value-type="float">
            <text:p>19.049827284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A32]-47.4948954216)/0.0010456679" office:value-type="float" office:value="-0.158064844582468" calcext:value-type="float">
            <text:p>-0.1580648446</text:p>
          </table:table-cell>
          <table:table-cell table:formula="of:=([.B32]-19.049757497)/0.0006276369" office:value-type="float" office:value="0.111190182411264" calcext:value-type="float">
            <text:p>0.1111901824</text:p>
          </table:table-cell>
          <table:table-cell table:number-columns-repeated="1016"/>
        </table:table-row>
        <table:table-row table:style-name="ro1">
          <table:table-cell office:value-type="float" office:value="47.4947029544185" calcext:value-type="float">
            <text:p>47.4947029544</text:p>
          </table:table-cell>
          <table:table-cell office:value-type="float" office:value="19.0499077503318" calcext:value-type="float">
            <text:p>19.049907750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A33]-47.4948954216)/0.0010456679" office:value-type="float" office:value="-0.18406148022619" calcext:value-type="float">
            <text:p>-0.1840614802</text:p>
          </table:table-cell>
          <table:table-cell table:formula="of:=([.B33]-19.049757497)/0.0006276369" office:value-type="float" office:value="0.239395312480245" calcext:value-type="float">
            <text:p>0.2393953125</text:p>
          </table:table-cell>
          <table:table-cell table:number-columns-repeated="1016"/>
        </table:table-row>
        <table:table-row table:style-name="ro1">
          <table:table-cell office:value-type="float" office:value="47.4947011421615" calcext:value-type="float">
            <text:p>47.4947011422</text:p>
          </table:table-cell>
          <table:table-cell office:value-type="float" office:value="19.0498541061515" calcext:value-type="float">
            <text:p>19.049854106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34]-47.4948954216)/0.0010456679" office:value-type="float" office:value="-0.185794589750652" calcext:value-type="float">
            <text:p>-0.1857945898</text:p>
          </table:table-cell>
          <table:table-cell table:formula="of:=([.B34]-19.049757497)/0.0006276369" office:value-type="float" office:value="0.153925225712873" calcext:value-type="float">
            <text:p>0.1539252257</text:p>
          </table:table-cell>
          <table:table-cell table:number-columns-repeated="1016"/>
        </table:table-row>
        <table:table-row table:style-name="ro1">
          <table:table-cell office:value-type="float" office:value="47.4946884563608" calcext:value-type="float">
            <text:p>47.4946884564</text:p>
          </table:table-cell>
          <table:table-cell office:value-type="float" office:value="19.0498648349876" calcext:value-type="float">
            <text:p>19.04986483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A35]-47.4948954216)/0.0010456679" office:value-type="float" office:value="-0.197926358073094" calcext:value-type="float">
            <text:p>-0.1979263581</text:p>
          </table:table-cell>
          <table:table-cell table:formula="of:=([.B35]-19.049757497)/0.0006276369" office:value-type="float" office:value="0.171019243127481" calcext:value-type="float">
            <text:p>0.1710192431</text:p>
          </table:table-cell>
          <table:table-cell table:number-columns-repeated="1016"/>
        </table:table-row>
        <table:table-row table:style-name="ro1">
          <table:table-cell office:value-type="float" office:value="47.4946812073304" calcext:value-type="float">
            <text:p>47.4946812073</text:p>
          </table:table-cell>
          <table:table-cell office:value-type="float" office:value="19.0499104325409" calcext:value-type="float">
            <text:p>19.049910432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A36]-47.4948954216)/0.0010456679" office:value-type="float" office:value="-0.204858798474482" calcext:value-type="float">
            <text:p>-0.2048587985</text:p>
          </table:table-cell>
          <table:table-cell table:formula="of:=([.B36]-19.049757497)/0.0006276369" office:value-type="float" office:value="0.243668816954182" calcext:value-type="float">
            <text:p>0.243668817</text:p>
          </table:table-cell>
          <table:table-cell table:number-columns-repeated="1016"/>
        </table:table-row>
        <table:table-row table:style-name="ro1">
          <table:table-cell office:value-type="float" office:value="47.494675770557" calcext:value-type="float">
            <text:p>47.4946757706</text:p>
          </table:table-cell>
          <table:table-cell office:value-type="float" office:value="19.0498594705696" calcext:value-type="float">
            <text:p>19.04985947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A37]-47.4948954216)/0.0010456679" office:value-type="float" office:value="-0.210058129351408" calcext:value-type="float">
            <text:p>-0.2100581294</text:p>
          </table:table-cell>
          <table:table-cell table:formula="of:=([.B37]-19.049757497)/0.0006276369" office:value-type="float" office:value="0.162472234502254" calcext:value-type="float">
            <text:p>0.1624722345</text:p>
          </table:table-cell>
          <table:table-cell table:number-columns-repeated="1016"/>
        </table:table-row>
        <table:table-row table:style-name="ro1">
          <table:table-cell office:value-type="float" office:value="47.4946721460411" calcext:value-type="float">
            <text:p>47.494672146</text:p>
          </table:table-cell>
          <table:table-cell office:value-type="float" office:value="19.0498889748687" calcext:value-type="float">
            <text:p>19.049888974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38]-47.4948954216)/0.0010456679" office:value-type="float" office:value="-0.213524350228216" calcext:value-type="float">
            <text:p>-0.2135243502</text:p>
          </table:table-cell>
          <table:table-cell table:formula="of:=([.B38]-19.049757497)/0.0006276369" office:value-type="float" office:value="0.209480782119307" calcext:value-type="float">
            <text:p>0.2094807821</text:p>
          </table:table-cell>
          <table:table-cell table:number-columns-repeated="1016"/>
        </table:table-row>
        <table:table-row table:style-name="ro1">
          <table:table-cell office:value-type="float" office:value="47.4946721460411" calcext:value-type="float">
            <text:p>47.494672146</text:p>
          </table:table-cell>
          <table:table-cell office:value-type="float" office:value="19.049929208004" calcext:value-type="float">
            <text:p>19.04992920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A39]-47.4948954216)/0.0010456679" office:value-type="float" office:value="-0.213524350228216" calcext:value-type="float">
            <text:p>-0.2135243502</text:p>
          </table:table-cell>
          <table:table-cell table:formula="of:=([.B39]-19.049757497)/0.0006276369" office:value-type="float" office:value="0.27358334730946" calcext:value-type="float">
            <text:p>0.2735833473</text:p>
          </table:table-cell>
          <table:table-cell table:number-columns-repeated="1016"/>
        </table:table-row>
        <table:table-row table:style-name="ro1">
          <table:table-cell office:value-type="float" office:value="47.4946359008681" calcext:value-type="float">
            <text:p>47.4946359009</text:p>
          </table:table-cell>
          <table:table-cell office:value-type="float" office:value="19.0498862926597" calcext:value-type="float">
            <text:p>19.049886292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A40]-47.4948954216)/0.0010456679" office:value-type="float" office:value="-0.248186572335088" calcext:value-type="float">
            <text:p>-0.2481865723</text:p>
          </table:table-cell>
          <table:table-cell table:formula="of:=([.B40]-19.049757497)/0.0006276369" office:value-type="float" office:value="0.205207277803863" calcext:value-type="float">
            <text:p>0.2052072778</text:p>
          </table:table-cell>
          <table:table-cell table:number-columns-repeated="1016"/>
        </table:table-row>
        <table:table-row table:style-name="ro1">
          <table:table-cell office:value-type="float" office:value="47.4946250273113" calcext:value-type="float">
            <text:p>47.4946250273</text:p>
          </table:table-cell>
          <table:table-cell office:value-type="float" office:value="19.0499265257949" calcext:value-type="float">
            <text:p>19.049926525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A41]-47.4948954216)/0.0010456679" office:value-type="float" office:value="-0.25858524364966" calcext:value-type="float">
            <text:p>-0.2585852436</text:p>
          </table:table-cell>
          <table:table-cell table:formula="of:=([.B41]-19.049757497)/0.0006276369" office:value-type="float" office:value="0.269309842835523" calcext:value-type="float">
            <text:p>0.2693098428</text:p>
          </table:table-cell>
          <table:table-cell table:number-columns-repeated="1016"/>
        </table:table-row>
        <table:table-row table:style-name="ro1">
          <table:table-cell office:value-type="float" office:value="47.4946141537523" calcext:value-type="float">
            <text:p>47.4946141538</text:p>
          </table:table-cell>
          <table:table-cell office:value-type="float" office:value="19.0498970214958" calcext:value-type="float">
            <text:p>19.049897021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A42]-47.4948954216)/0.0010456679" office:value-type="float" office:value="-0.268983917070715" calcext:value-type="float">
            <text:p>-0.2689839171</text:p>
          </table:table-cell>
          <table:table-cell table:formula="of:=([.B42]-19.049757497)/0.0006276369" office:value-type="float" office:value="0.22230129521847" calcext:value-type="float">
            <text:p>0.2223012952</text:p>
          </table:table-cell>
          <table:table-cell table:number-columns-repeated="1016"/>
        </table:table-row>
        <table:table-row table:style-name="ro1">
          <table:table-cell office:value-type="float" office:value="47.4945869698448" calcext:value-type="float">
            <text:p>47.4945869698</text:p>
          </table:table-cell>
          <table:table-cell office:value-type="float" office:value="19.0499613945121" calcext:value-type="float">
            <text:p>19.04996139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A43]-47.4948954216)/0.0010456679" office:value-type="float" office:value="-0.294980610187469" calcext:value-type="float">
            <text:p>-0.2949806102</text:p>
          </table:table-cell>
          <table:table-cell table:formula="of:=([.B43]-19.049757497)/0.0006276369" office:value-type="float" office:value="0.324865399241957" calcext:value-type="float">
            <text:p>0.3248653992</text:p>
          </table:table-cell>
          <table:table-cell table:number-columns-repeated="1016"/>
        </table:table-row>
        <table:table-row table:style-name="ro1">
          <table:table-cell office:value-type="float" office:value="47.4945489123508" calcext:value-type="float">
            <text:p>47.4945489124</text:p>
          </table:table-cell>
          <table:table-cell office:value-type="float" office:value="19.049931890213" calcext:value-type="float">
            <text:p>19.049931890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44]-47.4948954216)/0.0010456679" office:value-type="float" office:value="-0.331376003029145" calcext:value-type="float">
            <text:p>-0.331376003</text:p>
          </table:table-cell>
          <table:table-cell table:formula="of:=([.B44]-19.049757497)/0.0006276369" office:value-type="float" office:value="0.277856851624904" calcext:value-type="float">
            <text:p>0.2778568516</text:p>
          </table:table-cell>
          <table:table-cell table:number-columns-repeated="1016"/>
        </table:table-row>
        <table:table-row table:style-name="ro1">
          <table:table-cell office:value-type="float" office:value="47.4945253529359" calcext:value-type="float">
            <text:p>47.4945253529</text:p>
          </table:table-cell>
          <table:table-cell office:value-type="float" office:value="19.0500016276474" calcext:value-type="float">
            <text:p>19.050001627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45]-47.4948954216)/0.0010456679" office:value-type="float" office:value="-0.353906497557049" calcext:value-type="float">
            <text:p>-0.3539064976</text:p>
          </table:table-cell>
          <table:table-cell table:formula="of:=([.B45]-19.049757497)/0.0006276369" office:value-type="float" office:value="0.38896796443777" calcext:value-type="float">
            <text:p>0.3889679644</text:p>
          </table:table-cell>
          <table:table-cell table:number-columns-repeated="1016"/>
        </table:table-row>
        <table:table-row table:style-name="ro1">
          <table:table-cell office:value-type="float" office:value="47.4944872953972" calcext:value-type="float">
            <text:p>47.4944872954</text:p>
          </table:table-cell>
          <table:table-cell office:value-type="float" office:value="19.0499613945121" calcext:value-type="float">
            <text:p>19.04996139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A46]-47.4948954216)/0.0010456679" office:value-type="float" office:value="-0.390301933146755" calcext:value-type="float">
            <text:p>-0.3903019331</text:p>
          </table:table-cell>
          <table:table-cell table:formula="of:=([.B46]-19.049757497)/0.0006276369" office:value-type="float" office:value="0.324865399241957" calcext:value-type="float">
            <text:p>0.3248653992</text:p>
          </table:table-cell>
          <table:table-cell table:number-columns-repeated="1016"/>
        </table:table-row>
        <table:table-row table:style-name="ro1">
          <table:table-cell office:value-type="float" office:value="47.49446917275" calcext:value-type="float">
            <text:p>47.4944691728</text:p>
          </table:table-cell>
          <table:table-cell office:value-type="float" office:value="19.0500150386924" calcext:value-type="float">
            <text:p>19.050015038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A47]-47.4948954216)/0.0010456679" office:value-type="float" office:value="-0.40763310224741" calcext:value-type="float">
            <text:p>-0.4076331022</text:p>
          </table:table-cell>
          <table:table-cell table:formula="of:=([.B47]-19.049757497)/0.0006276369" office:value-type="float" office:value="0.410335486009328" calcext:value-type="float">
            <text:p>0.410335486</text:p>
          </table:table-cell>
          <table:table-cell table:number-columns-repeated="1016"/>
        </table:table-row>
        <table:table-row table:style-name="ro1">
          <table:table-cell office:value-type="float" office:value="47.4944003066337" calcext:value-type="float">
            <text:p>47.4944003066</text:p>
          </table:table-cell>
          <table:table-cell office:value-type="float" office:value="19.0500284497375" calcext:value-type="float">
            <text:p>19.050028449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A48]-47.4948954216)/0.0010456679" office:value-type="float" office:value="-0.473491599291338" calcext:value-type="float">
            <text:p>-0.4734915993</text:p>
          </table:table-cell>
          <table:table-cell table:formula="of:=([.B48]-19.049757497)/0.0006276369" office:value-type="float" office:value="0.431703007739379" calcext:value-type="float">
            <text:p>0.4317030077</text:p>
          </table:table-cell>
          <table:table-cell table:number-columns-repeated="1016"/>
        </table:table-row>
        <table:table-row table:style-name="ro1">
          <table:table-cell office:value-type="float" office:value="47.4946957053901" calcext:value-type="float">
            <text:p>47.4946957054</text:p>
          </table:table-cell>
          <table:table-cell office:value-type="float" office:value="19.0498487417335" calcext:value-type="float">
            <text:p>19.04984874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A49]-47.4948954216)/0.0010456679" office:value-type="float" office:value="-0.190993918718153" calcext:value-type="float">
            <text:p>-0.1909939187</text:p>
          </table:table-cell>
          <table:table-cell table:formula="of:=([.B49]-19.049757497)/0.0006276369" office:value-type="float" office:value="0.145378217081986" calcext:value-type="float">
            <text:p>0.1453782171</text:p>
          </table:table-cell>
          <table:table-cell table:number-columns-repeated="1016"/>
        </table:table-row>
        <table:table-row table:style-name="ro1">
          <table:table-cell office:value-type="float" office:value="47.4947029544185" calcext:value-type="float">
            <text:p>47.4947029544</text:p>
          </table:table-cell>
          <table:table-cell office:value-type="float" office:value="19.0498675171966" calcext:value-type="float">
            <text:p>19.049867517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([.A50]-47.4948954216)/0.0010456679" office:value-type="float" office:value="-0.18406148022619" calcext:value-type="float">
            <text:p>-0.1840614802</text:p>
          </table:table-cell>
          <table:table-cell table:formula="of:=([.B50]-19.049757497)/0.0006276369" office:value-type="float" office:value="0.175292747442924" calcext:value-type="float">
            <text:p>0.1752927474</text:p>
          </table:table-cell>
          <table:table-cell table:number-columns-repeated="1016"/>
        </table:table-row>
        <table:table-row table:style-name="ro1">
          <table:table-cell office:value-type="float" office:value="47.4946938931329" calcext:value-type="float">
            <text:p>47.4946938931</text:p>
          </table:table-cell>
          <table:table-cell office:value-type="float" office:value="19.0498514239425" calcext:value-type="float">
            <text:p>19.049851423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A51]-47.4948954216)/0.0010456679" office:value-type="float" office:value="-0.192727028439672" calcext:value-type="float">
            <text:p>-0.1927270284</text:p>
          </table:table-cell>
          <table:table-cell table:formula="of:=([.B51]-19.049757497)/0.0006276369" office:value-type="float" office:value="0.14965172139743" calcext:value-type="float">
            <text:p>0.1496517214</text:p>
          </table:table-cell>
          <table:table-cell table:number-columns-repeated="1016"/>
        </table:table-row>
        <table:table-row table:style-name="ro1">
          <table:table-cell office:value-type="float" office:value="47.4946902686182" calcext:value-type="float">
            <text:p>47.4946902686</text:p>
          </table:table-cell>
          <table:table-cell office:value-type="float" office:value="19.0498675171966" calcext:value-type="float">
            <text:p>19.049867517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A52]-47.4948954216)/0.0010456679" office:value-type="float" office:value="-0.196193248161311" calcext:value-type="float">
            <text:p>-0.1961932482</text:p>
          </table:table-cell>
          <table:table-cell table:formula="of:=([.B52]-19.049757497)/0.0006276369" office:value-type="float" office:value="0.175292747442924" calcext:value-type="float">
            <text:p>0.1752927474</text:p>
          </table:table-cell>
          <table:table-cell table:number-columns-repeated="1016"/>
        </table:table-row>
        <table:table-row table:style-name="ro1">
          <table:table-cell office:value-type="float" office:value="47.4946920808756" calcext:value-type="float">
            <text:p>47.4946920809</text:p>
          </table:table-cell>
          <table:table-cell office:value-type="float" office:value="19.0498889748687" calcext:value-type="float">
            <text:p>19.049888974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A53]-47.4948954216)/0.0010456679" office:value-type="float" office:value="-0.194460138249529" calcext:value-type="float">
            <text:p>-0.1944601382</text:p>
          </table:table-cell>
          <table:table-cell table:formula="of:=([.B53]-19.049757497)/0.0006276369" office:value-type="float" office:value="0.209480782119307" calcext:value-type="float">
            <text:p>0.2094807821</text:p>
          </table:table-cell>
          <table:table-cell table:number-columns-repeated="1016"/>
        </table:table-row>
        <table:table-row table:style-name="ro1">
          <table:table-cell office:value-type="float" office:value="47.4946884563608" calcext:value-type="float">
            <text:p>47.4946884564</text:p>
          </table:table-cell>
          <table:table-cell office:value-type="float" office:value="19.0498621527786" calcext:value-type="float">
            <text:p>19.049862152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([.A54]-47.4948954216)/0.0010456679" office:value-type="float" office:value="-0.197926358073094" calcext:value-type="float">
            <text:p>-0.1979263581</text:p>
          </table:table-cell>
          <table:table-cell table:formula="of:=([.B54]-19.049757497)/0.0006276369" office:value-type="float" office:value="0.166745738817697" calcext:value-type="float">
            <text:p>0.1667457388</text:p>
          </table:table-cell>
          <table:table-cell table:number-columns-repeated="1016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0/00/0000</text:date>, <text:time style:data-style-name="N2" text:time-value="15:50:23.442101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2:45:19.901685118</meta:creation-date>
    <dc:date>2018-01-06T01:00:55.628363149</dc:date>
    <meta:editing-duration>PT8H51M14S</meta:editing-duration>
    <meta:editing-cycles>3</meta:editing-cycles>
    <meta:generator>LibreOffice/5.1.6.2$Linux_X86_64 LibreOffice_project/10m0$Build-2</meta:generator>
    <meta:document-statistic meta:table-count="1" meta:cell-count="282" meta:object-count="0"/>
  </office:meta>
</office:document-meta>
</file>